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4.38cm"/>
          <style:tab-stop style:position="7.751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text-properties officeooo:paragraph-rsid="0013f58f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3f58f"/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6.052cm"/>
        </style:tab-stops>
      </style:paragraph-properties>
      <style:text-properties officeooo:paragraph-rsid="0013f58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CALENI DE NERVORVM DISSECTIONE LIBER.<text:bookmark-end text:name="bookmark0"/></text:h>
      <text:h text:style-name="Heading_20_2" text:outline-level="2">Cap. L </text:h>
      <text:p text:style-name="P6">Quod siane nulla partium animalis ne-<text:line-break/>que motum , quem voluntarium nominamus , neque fien-<text:line-break/>furn sine nervo habeat, quodque, si nervus incisus fue-<text:line-break/>rit, <text:span text:style-name="Default_20_Paragraph_20_Font"><text:span text:style-name="T1">t</text:span></text:span>ensu ac motu statim pars privetur, jam ab omui-<text:line-break/>bus concessum est medicis. Quod autem principium ner-<text:line-break/>vormn sit . ipsorum cerebrum , quemadmodum et ipsius<text:line-break/>etiam dorsalia medullae , quodque nervi alii quidem ex<text:line-break/>ipsi, cerebro, alii ex dorsali medulla oriantur, non om-<text:line-break/>rubus certe. compertum est, quamvis id, quod ex dissis-<text:line-break/>itione apparet, hoc fe habeat modo.</text:p>
      <text:h text:style-name="P5" text:outline-level="2">Cap. II. </text:h>
      <text:p text:style-name="P7">Ipsi quidem anteriores iit cerebro ventri-<text:line-break/>culi, dum ad priorem procedunt partem, paulatim ad<text:line-break/>modum figurae coni coarctantur, quousque ad nasi prin-<text:line-break/>ëipium perveniant, perpetuo libi mutuo appositi sesc-<text:line-break/>que contingentes, ut nihil inter ipsos sit medium, nisi<text:line-break/>tenuis meninx <text:span text:style-name="Default_20_Paragraph_20_Font"><text:span text:style-name="T2">membrana ve.</text:span></text:span> Ab utraque autem horum<text:line-break/><text:span text:style-name="Default_20_Paragraph_20_Font"><text:span text:style-name="T2">ventri</text:span></text:span>c<text:span text:style-name="Default_20_Paragraph_20_Font"><text:span text:style-name="T2">ulorum</text:span></text:span> parte alter dextra, alter sinistra est ner-<text:line-break/>vus crassitudine notabilis ac prope omnibus aliis nervis<text:line-break/>mollior, qui a cerebro exoriens in oculos extra calva-<text:line-break/>riam per quoddam procedit seramen , quod tanta pror-<text:line-break/>sus latitudine, quanta nervus crassitudine, est. Collocatum<text:line-break/>nutent est hoc Foramen , qua primum oculorum regio ori-<text:line-break/>ri incipit; tibique nervi hi, Ii inspexeris, veluti quae..<text:line-break/>dant oculota.un radices esse videbuntur. Dissolvuntur au-<text:line-break/>Ient nuit in multas sane fibras, quemadmodum caeteri<text:line-break/>omnes nervi, qui instrumentis eos suscipientibus distri-<text:line-break/>buuntur, sed admirabili quodam alio modo, quem nec<text:line-break/>verbis sacile est explicare, nec, si audias, prius fortasse</text:p>
      <text:p text:style-name="P2">credes , quam tuis <text:span text:style-name="Default_20_Paragraph_20_Font"><text:span text:style-name="T2">o</text:span></text:span>culis hoc spectaculum intuitus fueris.<text:line-break/>Nam uterque, dum intra oculum sibi e regione situm<text:line-break/>immergitur, in latum sese extendit, ipsum que, qui in<text:line-break/>oculo est vitreus humor vocatus, sphaerae modo in or-<text:line-break/>hem circuit, nihil etiamnum a cerebri natura inibi dif-<text:line-break/>ferens. Quin et solis his nervis ante, quam in oculos<text:line-break/>in<text:span text:style-name="Default_20_Paragraph_20_Font"><text:span text:style-name="T2">s</text:span></text:span>erantur, aperte intus sensibilis quidam meatus adest;<text:line-break/>unde et hos ipsos nonnulli dissectionis professores mea-<text:line-break/>tus, non nervos, appellant; nonnulli vero nervos opticos<text:line-break/><text:span text:style-name="Default_20_Paragraph_20_Font"><text:span text:style-name="T2">(visori</text:span></text:span>u<text:span text:style-name="Default_20_Paragraph_20_Font"><text:span text:style-name="T2">s ) , </text:span></text:span>ab actione nimirum imponentes nomen. Et<text:line-break/>hanc coniugationem primam nervorum a cerebro pro-<text:line-break/>venientium, omnium aliorum existentem mollissimam, nu-<text:line-break/>meranI.</text:p>
      <text:h text:style-name="Heading_20_2" text:outline-level="2">Cap. HI. </text:h>
      <text:p text:style-name="P8">Alia vero deinceps est coniugatio, quae;<text:line-break/>musculis oculos moventibus distribuitur, multo profecto,.<text:line-break/>quam praedicta , durior et minor. Et sane foras e casu<text:line-break/>varia excidit prope illos, quos tenuissimum os distet-<text:line-break/>minat.</text:p>
      <text:h text:style-name="P5" text:outline-level="2">Cap.. IV. </text:h>
      <text:p text:style-name="P7">Huic ipsa non in primo ejus exortu, scd<text:line-break/>.dum per calvariam progreditur, tertia adjacet coniugatio<text:line-break/>nervorum; vocant autem ipsius molles; qui tibi, fi men-<text:line-break/>tem eis diligentius adhibeas, quamplures in prima statim<text:line-break/>radice esse videbuntur; at si negligentius inspexeris, em-<text:line-break/>nes unus esse apparebunt. Molliores igitur re vera sunt<text:line-break/>nervi lu, quam in secunda nuper dicta ac quarte ac.<text:line-break/>ulla alia deinceps sequenti coniugatione habentur. Ad-<text:line-break/>. hucque etiam magis tales apparent, quod, cum plures<text:line-break/>numero sint ac capillorum modo tenues, mutuo -sibi<text:line-break/>citra usiam aut compressionem aut complicationem adv<text:line-break/>haerent.</text:p>
      <text:h text:style-name="Heading_20_2" text:outline-level="2">Cap. U </text:h>
      <text:p text:style-name="P7">Quarta vero nervorum a cerebro prove-<text:line-break/>urentium coniugatio , paulo iis durior,. post exortum sta-<text:line-break/>tim tertiae pe<text:span text:style-name="Default_20_Paragraph_20_Font"><text:span text:style-name="T1">r</text:span></text:span>miscetur, simulque praetergreditur pri-<text:line-break/>muni quidem crassam ipsam cerebri membranam, postea.<text:line-break/>yero ipsum etiam capitis os; deinde rursus ad oris pala-<text:line-break/>tum secedit. Tertia porro coniugatio , quemadmodum</text:p>
      <text:p text:style-name="P1">ex multis primo ridetur radicibus componi, ita quoque<text:line-break/>multifariam discinditur- Nihil enim interest, sive solvi a<text:line-break/>se ipsis invicem praedictam nervorum collectionem elixe-<text:line-break/>ris, sive discindi totum, quum partes- dehiscant: nec sc-<text:line-break/>cus intererit , sive paries ipsas a su ipsis mutuo - drscrimi-<text:line-break/>nari dicas, sive earum unamquamque a tota collectione<text:line-break/>nasci. Prima igitur ipsorum particula secedit in inferio-<text:line-break/>rem capitis partem tendens, id quod dissectionis profui-.<text:line-break/>fores latuit. Commune autem est crauii foramen , per<text:line-break/>quod <text:span text:style-name="Default_20_Paragraph_20_Font"><text:span text:style-name="T2">tu</text:span></text:span>m <text:span text:style-name="Default_20_Paragraph_20_Font"><text:span text:style-name="T2">haec nerv</text:span></text:span>o<text:span text:style-name="Default_20_Paragraph_20_Font"><text:span text:style-name="T2">rum p</text:span></text:span>o<text:span text:style-name="Default_20_Paragraph_20_Font"><text:span text:style-name="T2">rtio</text:span></text:span> deorsum fertur, tum <text:span text:style-name="Default_20_Paragraph_20_Font"><text:span text:style-name="T2">ip-<text:line-break/>sin</text:span></text:span>a carotinis seu foporariae reliquum ad cerebrum aloen-<text:line-break/>dit; ab utroque certe latere una. Nam fi hoc quando-<text:line-break/>que in oratione non dicatur, subaudiendum tamen a vo-<text:line-break/>his perpetuo est; ut qui semel nuper audieritis, nullum<text:line-break/>vel a cerebro - vel doriali medulla prodeuntium nervo-<text:line-break/>rum non coniugatum esse; (ultimo eo excepto, qui a<text:line-break/>dorsali medulla progrediente enascitur , ille enim solus sine<text:line-break/>coniugio est; propterea quod storialis medulla jam in ner-<text:line-break/>vos -absumpta suerit,] sed semper a dextra alterum, alterum<text:line-break/>a .sinistra, mutua sibi. ipsis magnitudine - exquisite aequales.</text:p>
      <text:p text:style-name="P2">exoriri. Quo igitur modo nervi hi per collum ac thora-<text:line-break/>cem ad eas quae infra septum transversum sunt partes fe-<text:line-break/>rantur, et quaenam eorum fit distributio, procedens oratio<text:line-break/>declarabit p nunc ad reliquas tertiae coniugationis partes<text:line-break/>revertamur. Nam. quum illa e calvaria excidit, secundum<text:line-break/>quidem attingit, non ei tamen permiscetur, quemadmo-<text:line-break/>dum aliae quaedam,,; uti .narrabimus , sed varie, veluti<text:line-break/>jam diximus, scludrtur. Confestim igitur excidit partico-<text:line-break/>la ipsius ad. maxillae dearticulationem in anteriorem<text:line-break/>aurium partem, nervis a quinta coniugatione provenien-<text:line-break/>tibus permixta; quo autum modo permisceatur, paulo<text:line-break/>post audies. Haec porro exigua quaedam ipsius est par-<text:line-break/>tieula... Atqui veluti truncus est omnium ab ipso nascen-<text:line-break/>tium partium, quae et ipfae ramorum. ac virgultorum<text:line-break/>rationem obtinent; bifariam primo scinditur; deinde<text:line-break/>utrumque ipsorum membrum in multas secatur particu-<text:line-break/>las. Et alterum quidem ..tum lu musculos temporales<text:line-break/>et mansorius distribuitur,. tum in omnes etiam alios,<text:line-break/>qui. a superiori maxilla .exoriuntur; gingivis praeterea</text:p>
      <text:p text:style-name="P2">dentibusque ac cuti, quae circa faciem est, per hos ner-<text:line-break/>vos <text:span text:style-name="Default_20_Paragraph_20_Font"><text:span text:style-name="T2">t</text:span></text:span>ensus esu Alterum vero membrum . tum ad den-<text:line-break/>tium, qui in inferiori funt maxilla, radices scinditur,<text:line-break/>eadem nimirum proportione , . qua prius membrum in fu-<text:line-break/>perioris maxillae musculos scindebatur, tum ipsis etiam<text:line-break/>gingivis ac labris inferioribus distributio<text:span text:style-name="Default_20_Paragraph_20_Font"><text:span text:style-name="T2">n</text:span></text:span>es ac pr<text:span text:style-name="Default_20_Paragraph_20_Font"><text:span text:style-name="T2">o</text:span></text:span>pa-<text:line-break/>glires, perinde ac illud superioribus, .mittit Plurima<text:line-break/>autem ejus pars in linguae tunicam dissipatur. Et hoc<text:line-break/>nervorum par gustatorium aliqui appellant, quandoqui-<text:line-break/>dem per hos gestandi fit sensus. Talis igitur est tertiae<text:line-break/>coniugatio<text:span text:style-name="Default_20_Paragraph_20_Font"><text:span text:style-name="T2">n</text:span></text:span>is distributio. Dictum praeterea est et de<text:line-break/>quarta, quam recte a tertia fejunctam et ad palatum<text:line-break/>pervenientem invenit Marinus; de qua et nes quoque<text:line-break/>in libris de administrationibus anatomicis disserimus.</text:p>
      <text:h text:style-name="Heading_20_2" text:outline-level="2">Cap VI. </text:h>
      <text:p text:style-name="P6">Deinceps vero altera est nervorum cou-<text:line-break/>jugatio, quam Marinus quintam nominat; quamvis no<text:span text:style-name="Default_20_Paragraph_20_Font"><text:span text:style-name="T2">n<text:line-break/></text:span></text:span>ex una exquisite radice exurgat , .sed sibi- mutuo-vicinae.<text:line-break/>sunt alterque ex altera exoritur nervus. sic in anteriori</text:p>
      <text:p text:style-name="P2">quidem magis parte, qui auditorius vocatur, qui una cum<text:line-break/>dura cerebri meninge simul exoriente in auditus fora-<text:line-break/>men incidit, cum qua in latitudinem <text:span text:style-name="Default_20_Paragraph_20_Font"><text:span text:style-name="T2">s</text:span></text:span>e<text:span text:style-name="Default_20_Paragraph_20_Font"><text:span text:style-name="T2">s</text:span></text:span>e explicans me-<text:line-break/>alum <text:span text:style-name="Default_20_Paragraph_20_Font"><text:span text:style-name="T2">s</text:span></text:span>ublinit. A posteriori vero parte alter in aliud<text:line-break/>quoddam petrosi ossis foramen incidit, quod caecum ap-<text:line-break/>pellatur: sic enim veteres anatomici hoc foramen no-<text:line-break/>minant, propterea quod anfractum illum, per quem ner-<text:line-break/>vus foras post aures excidit, haud possent perfecte per-<text:line-break/>forare. Statim vero et hic nervus lili tertiae conju-<text:line-break/>gationis nervo, qui foras excidere apud maxillae dearti-<text:line-break/>nutationem dictus est, permiscetur; non quod iHe ad<text:line-break/>hunc perveniat, <text:span text:style-name="Default_20_Paragraph_20_Font"><text:span text:style-name="T2">s</text:span></text:span>ed quod hunc ip<text:span text:style-name="Default_20_Paragraph_20_Font"><text:span text:style-name="T2">s</text:span></text:span>um ad se adventan-<text:line-break/>tem expectet. Ex utrisque autem commixtis maxima<text:line-break/>pars vel , ut melius dicam , totum fere in latum<text:line-break/>musculum <text:span text:style-name="Default_20_Paragraph_20_Font"><text:span text:style-name="T2">s</text:span></text:span>cinditur, qui cuti <text:span text:style-name="Default_20_Paragraph_20_Font"><text:span text:style-name="T2">s</text:span></text:span>ubnascens buccam line<text:line-break/>maxilla movet ; qui sane a nobis unus nimirum , et ip<text:span text:style-name="Default_20_Paragraph_20_Font"><text:span text:style-name="T2">s</text:span></text:span>e<text:line-break/>utrinque existens, inventus est. Nam te <text:span text:style-name="Default_20_Paragraph_20_Font"><text:span text:style-name="T2">s</text:span></text:span>emper hoc<text:line-break/>meminisse oportet, et in omnibus per coniugationem in-<text:line-break/>telligas , licet quandoque in oratione praetermittatur.</text:p>
      <text:p text:style-name="P3">Ejusmodi igitur est distributio quintae coniugationis.; nam<text:line-break/>licet manifeste duplex existat, una tamen propter Mari..:<text:line-break/>num esse concedatur.</text:p>
      <text:h text:style-name="Heading_20_2" text:outline-level="2">Cap. Vll. </text:h>
      <text:p text:style-name="P7">Sexte vero nervorum a cerebro orien-<text:line-break/>tium coniugatio una: quidem utitur scramine, quod<text:line-break/>prope inferius futurae lambdosideos extremum suum esu<text:line-break/>Quum priinum tamen ex cerebro oritur , trium habet<text:line-break/>principia nervorum, qui cum extra calvariam excidunt,<text:line-break/>varie tum inter seipsos, tum cum adjacentihus, de qui-<text:line-break/>bus paulo post dicam , noscentur.</text:p>
      <text:h text:style-name="Heading_20_2" text:outline-level="2">Cap. URI.</text:h>
      <text:p text:style-name="P7"><text:s/>At septima reliqua est coniugatio ner-<text:line-break/>vorum a cerebro orientium , quae maxima sui ipsorum<text:line-break/>partu in linguae musculos distribuitur, nam quaedam<text:line-break/>parva ipsorum particula in eos quidem semper pervenit<text:line-break/>musculos , qui. thyroidi (<text:span text:style-name="Default_20_Paragraph_20_Font"><text:span text:style-name="T2">scutifurmi</text:span></text:span> j laryngis cartilagini,<text:line-break/>tum humilibus lambdosidis offis lateribus communes sunt;<text:line-break/>in alios autem quosdam non semper.</text:p>
      <text:h text:style-name="Heading_20_2" text:outline-level="2">Cap. IX. </text:h>
      <text:p text:style-name="P7">Commiscentur autem, ut diximus, inter<text:line-break/>sese nervi infra caput tundentes, tum .qui a tertia con-</text:p>
      <text:p text:style-name="P2">jugatione, tum etiam qui a duabus novissime dictis pro-<text:line-break/>veniunt. Quin etiam nervorum a doriali medulla na-<text:line-break/>fcentiurn prima et fecunda coniugatio multam cum his<text:line-break/>nervis commixtionem -facit ; tibique faep ius quidem, quod<text:line-break/>ex altero ad alterum pervenit, veluti vi<text:span text:style-name="Default_20_Paragraph_20_Font"><text:span text:style-name="T2">n</text:span></text:span>culum quoddam<text:line-break/>duntaxat ambobus commune esse videbitur, nonnunquam<text:line-break/>vero id ipsum alterum quidem nervorum auget, tanquam<text:line-break/>ad illum accesserit, fefe cum eo admlscens, alterum<text:line-break/>ve<text:span text:style-name="Default_20_Paragraph_20_Font"><text:span text:style-name="T2">r</text:span></text:span>o minorem reddit, .tanquam ab ipsi, recesserit. Qua-<text:line-break/>propter .in. his nervis cognoscendis confusi sunt omnes<text:line-break/>anatomici, et inter fe<text:span text:style-name="Default_20_Paragraph_20_Font"><text:span text:style-name="T2">t</text:span></text:span>e maximopere discreparunt , ac ur<text:line-break/>unoquoque plurimum ignorarunt. Num quaedam, quae<text:line-break/>non sutum lu cunctis animalibus non apparent perpetuo,<text:line-break/>fed ne in simiis quidem fotis ; ipsi,. ac si nunquam aliter<text:line-break/>ea fe<text:span text:style-name="Default_20_Paragraph_20_Font"><text:span text:style-name="T2">t</text:span></text:span>e haberent , asseveranter scripserunt ; quaedam<text:line-break/>vero non in simiis stilum, fed in aliis etiam animalibus,<text:line-break/>quorum sex esse genera in libris de anatomicis admini-<text:line-break/>strationibus ostendo , similiter^ perpetuo <text:span text:style-name="Default_20_Paragraph_20_Font"><text:span text:style-name="T2">t</text:span></text:span>e habere , . em-<text:line-break/>nluo ignorarunt. Exempli caula omnibus propriis gut-</text:p>
      <text:p text:style-name="P2">turis musculis nervi a <text:span text:style-name="Default_20_Paragraph_20_Font"><text:span text:style-name="T2">t</text:span></text:span>exta coniugatione secundum tres<text:line-break/>ab utroque latere insertiones -distributi sunt, ut eae om-<text:line-break/>nes fiex numero existant. Noverunt autem nonnulli qui-<text:line-break/>dem duas duntaxat ipsarum; nonnulli vero neque has.</text:p>
      <text:h text:style-name="Heading_20_2" text:outline-level="2">Cap. X. </text:h>
      <text:p text:style-name="P7">Sane laryngis musculi , qur cum aliis -<text:line-break/>partibus communes fiunt, non semper a <text:span text:style-name="Default_20_Paragraph_20_Font"><text:span text:style-name="T2">t</text:span></text:span>exta coniuga-<text:line-break/>tione nervos suscipiunt, quemadmodum nec qui os lanr-<text:line-break/>bdoides et hyosides dictum sterno connectunt, de quibus<text:line-break/>lu libris de administrationibus anatomicis exquifite per-<text:line-break/>tractatur. In quibus etiam libris de trium illorum ner-<text:line-break/>vorem distributione traditur, qui per id foramen, quod<text:line-break/>prope finem suturae lambduideos est, dicuntur exoriri,<text:line-break/>quamvis omnes fere lu utroque latere unum esse, caro-<text:line-break/>tidibus (<text:span text:style-name="Default_20_Paragraph_20_Font"><text:span text:style-name="T2">sop</text:span></text:span>o<text:span text:style-name="Default_20_Paragraph_20_Font"><text:span text:style-name="T2">rant</text:span></text:span>is] nimirum arteriis inhaerefcentem, existi-<text:line-break/>ruent, quem si laqueo intercipias, mutum eoufestim red-<text:line-break/>detur animal. Ab sus igitur nervis etiam laryngis mu-<text:line-break/>fculi propagmes suscipiunt. Reliquorum vero duorum<text:line-break/>alter tum in faucium musculos, tum in linguae radicem,</text:p>
      <text:p text:style-name="P2">alter tum in fcapulae musculum et latum, tum alios<text:line-break/>quosdam, qui inibi sunt, pervenit. Ipsus etiam auatomi-<text:line-break/>cos latuerunt non paucae propagines eorum nervorum<text:line-break/>arteriis carotidibus inhaerescentium,. quos stilos plurimi<text:line-break/>(ut dixi] sextam esse coniugationem existimant; quas qui:<text:line-break/>dem propagines illi, dum per collum et thoracem fe-<text:line-break/>runtur, faciunt, antequam ori ventriculi, in quod pluri-<text:line-break/>ma istorum nervorum portio inferitur ac disseminatur,<text:line-break/>incidunt. Illud certe admiratione est dignum, qu<text:span text:style-name="Default_20_Paragraph_20_Font"><text:span text:style-name="T1">o</text:span></text:span>d<text:line-break/>quasdam ex his nervis particulas lu septum transversum.<text:line-break/>distribui dicant, quum tamen ipsimi ne minimam qui-<text:line-break/>dem omnino ex hae coniugatione portionem suscipiat<text:line-break/>At quod vicissim ex medio thorace nonnullae horum<text:line-break/>nervorum portiones ad quosdam laryngis musculos veni-<text:line-break/>aut, non etiam dicunt, nec quam facultatem hi nervi<text:line-break/>habeant; .quanquam si hi laesi fuerint, causae sunt; ut<text:line-break/>animali vox deficiat. Et magna nervorum arteriis inhae-<text:line-break/>r entium coniugatio propterea, quod hi eorum particulae<text:line-break/>sunt., vocem destruere. si laedatur, potest Varia autem</text:p>
      <text:p text:style-name="P2">est horum nervorum infra septum transversum distribu-<text:line-break/>tidt - Nam et quasdam particulas a dorsali medulla , quae<text:line-break/>illic est, suscipit, et ad viscera, quae inibi sunt, disse-<text:line-break/>minatur, et iis etiam, quos superius a tertia coniugatio-.<text:line-break/>ne per collum ac thoracem deferri diximus, admisce-<text:line-break/>tur. Quanquam rursus hi ipsi nervi , qui ad costarum<text:line-break/>radices deferuntur , . sextae coniugationis esse propagines<text:line-break/>ab omnibus existimantur. Varia- igitur est et hormn<text:line-break/>nervorum commixtio tum eum: intercostalium nervis,<text:line-break/>tum iis fere .omnibus , .qui ad lumbos parvi feruntur;<text:line-break/>tum postremo cum- eorum nervorum reliquiis, qui ad<text:line-break/>ventriculi os veniunt.. Varia denique est et quae intra<text:line-break/>peritonaei regionem est distributio, quam nunc mihi ad<text:line-break/>exquisitam diligentiam elaborare non est propositum. Sed<text:line-break/>fatis est, si non ignoremus , quod ad jecur et lienem et<text:line-break/>renes, adhucque etiam ante haec ad tutum ventrem ac<text:line-break/>ad omnia viscera .nervi a cerebro partim a tertia (ut<text:line-break/>dictum est) coniugatione, partim a .fenta pervenire con-</text:p>
      <text:p text:style-name="P2">spicruntur. Quod autum pulmo ac cor a <text:span text:style-name="Default_20_Paragraph_20_Font"><text:span text:style-name="T2">t</text:span></text:span>exta conjuga-<text:line-break/>tione quandam nervorum portionem lu collo suscipiunt,<text:line-break/>omnes certe novere. Verum de nervis a cerebro. pro-<text:line-break/>deuntibus haec iis, qui instituuntur,- sufficiunt. He<text:line-break/>iis vero, qui a donati medulla proveniunt, deluceps agen-<text:line-break/>dum, in quibus omnes dissertionis professores erraverunt.<text:line-break/>Erratorem autum can fas nunc non est tempus proloqui,<text:line-break/>quandoquidem jam eas in administrationibus anatomicis<text:line-break/>narravimus. Antiquorum tamen ob id cogor meminisse,<text:line-break/>quod iis, qui eorum quidem libros legunt, haud tamen<text:line-break/>mecum quae per dissertiones apparent inspiciunt, luter-<text:line-break/>tum esse ridebitur, utrum omnes illi, an ego lotus pec-<text:line-break/>caverim.</text:p>
      <text:h text:style-name="Heading_20_2" text:outline-level="2">Cap. XI.</text:h>
      <text:p text:style-name="P7">Prima igitur coniugatio nervorum ex dor-<text:line-break/>Pali medulla prodeuntium exoritur perforata prima ver-<text:line-break/>tebra foraminibus diversis ab iis, quae primarum sex ver-<text:line-break/>tebrarum communia sunt. Illa enim lu transversis sunt<text:line-break/>processibus ac nequaquam medullam tangunt; quae vero</text:p>
      <text:p text:style-name="P2">tangunt, duo sunt alia, per quae prima nervorum con-<text:line-break/>jngatio excidit, quae unam quidem radicem apud medul-<text:line-break/>lam habet, mox bipartito scinditur, ac altera quidem<text:line-break/>ejus particula retro, altera adfatus fertur. Itaque parva<text:line-break/>est. haec nervorum. coniugatio infis animalibus, in qui;<text:line-break/>bus primae vertebrae sunt parvae, veluti in tinnis; ma-.<text:line-break/>gna veno, . in quibus magnae, veluti in serratos dentes.<text:line-break/>habentibus et cornigeris; lu sus ergo ob ipsam certe ma-<text:line-break/>gnitudinem nervorum exortus ad latera pe<text:span text:style-name="Default_20_Paragraph_20_Font"><text:span text:style-name="T1">r</text:span></text:span>veniens in<text:line-break/>plnres musculos dispergitur , quos i<text:span text:style-name="Default_20_Paragraph_20_Font"><text:span text:style-name="T1">n</text:span></text:span> anatomicis admini-<text:line-break/>strati opibus diximus. lu simiis vero, quae homini tum.<text:line-break/>lu plurimis aliis particulis, tum collo simillimae sunt, in.<text:line-break/>eos tantum prima coniugatio distribuitu<text:span text:style-name="Default_20_Paragraph_20_Font"><text:span text:style-name="T1">r</text:span></text:span> musculos , qui<text:line-break/>circa capitis deartieulationem sunt ; qui nec ipsi exacte<text:line-break/>ab anatomicis cogniti. suere.</text:p>
      <text:h text:style-name="Heading_20_2" text:outline-level="2">Cap. XII. </text:h>
      <text:p text:style-name="P7">Secunda vero nervorum a dorfali me-<text:line-break/>dulla nascentium coniugatio a posterioribus quidem et<text:line-break/>ipsa. emergit. partibus, non tamen per ulla sane for<text:span text:style-name="Default_20_Paragraph_20_Font"><text:span text:style-name="T3">amin</text:span></text:span>a,</text:p>
      <text:p text:style-name="P2">quemadmodum prima. Nam ; in utraque spinae parte<text:line-break/>Iocus quidam est ossibus, quae sunt in vertebris, laudatus,<text:line-break/>in medio primae et secundae vertebrae : per quem nerri<text:line-break/>exoriuntur; qui et ipsi quadam sui parte per latera ad<text:line-break/>anteriora feruntur, nervis primae et tertiae coniugationis<text:line-break/>a cerebro prodeuntibus (sicuti etiam tertia coniugatio)<text:line-break/>complicati. Plurima vero sui ipforum po<text:span text:style-name="Default_20_Paragraph_20_Font"><text:span text:style-name="T2">r</text:span></text:span>tione pullario-<text:line-break/>ribus colli musculis distribuuntur, a quibus primarum<text:line-break/>vertebrarum inter su et cum capite motiones fiunt; simul<text:line-break/>etiam quippiam latis musculis buccas .moventibus nuper-.<text:line-break/>tientes. Quicquid vero reliquum est ipsorum; ad caput<text:line-break/>ascendit, posteriorem ipsius tutam regionem pertexens,<text:line-break/>partes -etiam, quae circa ames sunt, quaeque ad verticem<text:line-break/>et sincipitis ossis initium pertinent. Ita farre et quod<text:line-break/>antrorsum fertur, propemodum et ipsum in totam aute-<text:line-break/>riorem capitis partem - disseminatur. r</text:p>
      <text:h text:style-name="Heading_20_2" text:outline-level="2">, Cap. XIll<text:span text:style-name="Default_20_Paragraph_20_Font"><text:span text:style-name="T2">d</text:span></text:span> </text:h>
      <text:p text:style-name="P6">Tertia autem coniugatio nervorum a</text:p>
      <text:p text:style-name="P2">dorsali medulla <text:span text:style-name="Default_20_Paragraph_20_Font"><text:span text:style-name="T2">venientium</text:span></text:span> ex transversis partibus ori-<text:line-break/>tur, ubi fecunda .et tertia vertebra inter fe mutuo cono<text:line-break/>gredi e<text:span text:style-name="Default_20_Paragraph_20_Font"><text:span text:style-name="T2">n</text:span></text:span>tes commune rutundum efficiunt foramen, quod<text:line-break/>nervi crassitudini latitudine est aequale. Statim vero<text:line-break/>fcinditur, ac altera quidem parte retrorsum fertur, distri-<text:line-break/>butiones quasdam per profundum musculorum, qui inibi<text:line-break/>ruat, exhibens;-- postea ad ipfius spinae apicem exurgit,<text:line-break/>indeque rursus nervus hic obliquus in anteriora tendit,<text:line-break/>in musculos, qui poli aurem fiunt, disseminatus, ab utraque<text:line-break/>parte unus ; nam id semper , licet noli dicam, te animo<text:line-break/>concipere volo. Altera vero parte, quae in anteriora<text:line-break/>fertur, tertia haec coniugatio, de qua nunc habetur fer-<text:line-break/>mo, vicinis exortibus permiscetur, distributionesque quas-.<text:line-break/>dam tum aliis, quae illic sunt, corporibus, tum -latis mu-<text:line-break/>scalis, tum vero iis etiam, qui sunt ante aurem, .mittit;<text:line-break/><text:span text:style-name="Default_20_Paragraph_20_Font"><text:span text:style-name="T2">mtiseuiisque buccas moventibus et iis , qui colium totum<text:line-break/>cum universo capite retro erigunt, difiribuisur. Pars<text:line-break/></text:span></text:span>ve<text:span text:style-name="Default_20_Paragraph_20_Font"><text:span text:style-name="T2">ro., quae ante -fertur, utrique.consugationi, sec</text:span></text:span>u<text:span text:style-name="Default_20_Paragraph_20_Font"><text:span text:style-name="T2">ndae</text:span></text:span></text:p>
      <text:p text:style-name="P2"><text:span text:style-name="Default_20_Paragraph_20_Font"><text:span text:style-name="T2">scilicet, cuius jam meminimu</text:span></text:span>s, <text:span text:style-name="Default_20_Paragraph_20_Font"><text:span text:style-name="T2">et quartae, de qua mox<text:line-break/>l</text:span></text:span>o<text:span text:style-name="Default_20_Paragraph_20_Font"><text:span text:style-name="T2">quemur, permiseetur. Porro accuratam distr</text:span></text:span>i<text:span text:style-name="Default_20_Paragraph_20_Font"><text:span text:style-name="T2">butionem,<text:line-break/>quam in anterioribus c</text:span></text:span>o<text:span text:style-name="Default_20_Paragraph_20_Font"><text:span text:style-name="T2">lli partibus: habet earum c</text:span></text:span>o<text:span text:style-name="Default_20_Paragraph_20_Font"><text:span text:style-name="T2">n</text:span></text:span>u<text:span text:style-name="Default_20_Paragraph_20_Font"><text:span text:style-name="T2">m-<text:line-break/></text:span></text:span>c<text:span text:style-name="Default_20_Paragraph_20_Font"><text:span text:style-name="T2">t</text:span></text:span>m , <text:span text:style-name="Default_20_Paragraph_20_Font"><text:span text:style-name="T2">alibi explicabimus. . Nunc ver</text:span></text:span>o . <text:span text:style-name="Default_20_Paragraph_20_Font"><text:span text:style-name="T2">id modo intellexisse<text:line-break/>sat</text:span></text:span>ia <text:span text:style-name="Default_20_Paragraph_20_Font"><text:span text:style-name="T2">erit, tertiam quartamque. coniugationem nervos<text:line-break/>communibus colli capitisque musculis, ac praeterea mu-<text:line-break/>saulis buccas moventibus, quemadmodum certe et partibus,<text:line-break/>quae sunt p</text:span></text:span>o<text:span text:style-name="Default_20_Paragraph_20_Font"><text:span text:style-name="T2">st au</text:span></text:span>la<text:span text:style-name="Default_20_Paragraph_20_Font"><text:span text:style-name="T2">s , suppeditare. ,</text:span></text:span></text:p>
      <text:h text:style-name="Heading_20_2" text:outline-level="2">Cap. XIU </text:h>
      <text:p text:style-name="P7">Quae vero subsequuntur coniugationes,<text:line-break/>commune quidem habent omnes, quod per foramen <text:span text:style-name="Default_20_Paragraph_20_Font"><text:span text:style-name="T2">dua-<text:line-break/>bus vertebris c</text:span></text:span>o<text:span text:style-name="Default_20_Paragraph_20_Font"><text:span text:style-name="T2">mmune</text:span></text:span> nervi excidant; commune vero et<text:line-break/>in his, quod statim in exortu scindantur, quodque altera<text:line-break/>parte, quae minor est, ad anteriora, altera, quae major,<text:line-break/>per profundum ferantur; ac primo quidem i<text:span text:style-name="Default_20_Paragraph_20_Font"><text:span text:style-name="T2">n</text:span></text:span>. spinae. api-<text:line-break/>cem , inde vero in anteriora rursus feruntur per latum<text:line-break/>mufculunr, qui buccas una cum labiis, .citra hoc quod<text:line-break/>maxillae inferioris os moveat, ad. latera abducit,. quem<text:line-break/>neque susum anatomici noyere, evidentissimam licet actio-</text:p>
      <text:p text:style-name="P2">nem habeat. Commune hoc praeterea est omnibus dein-<text:line-break/>ceps coniugationibus , ut post primum statim exortum<text:line-break/>brevem quandam nervorum distributionem in muscu-<text:line-break/>los spinales exhibeant. ..Quinetiam omnibus his nervis<text:line-break/>commune est, ut ad spinam retrorsum ferantur ac non-<text:line-break/>nullas propagines musculis colli et capitis communibus<text:line-break/>impertiant. omnes enim tum qui in partibus colli an-<text:line-break/>tutioribus, tum qui ad ejusdem latura sunt musculi, ner-<text:line-break/>vos ab his coniugationibus capiunt, praetor eos musculos,<text:line-break/>in quos a cerebri coniugationibus distribui nervos dixi-<text:line-break/>mus. Haec igitur omnium nervorum, qui in toto collo<text:line-break/>habentur, communia sunt; quod certe collum in omnibus<text:line-break/>iis animalibus, quae non admodum diversam ah homine<text:line-break/>naturam obtinent, septem constat vertebris.</text:p>
      <text:h text:style-name="Heading_20_2" text:outline-level="2">Cap<text:span text:style-name="Default_20_Paragraph_20_Font"><text:span text:style-name="T2">r</text:span></text:span>XU </text:h>
      <text:p text:style-name="P7">Quae vero propria sunt in singulis, tum<text:line-break/>accurate quidem in anatomicis administrationibus dicta<text:line-break/>fuere, tum vero nunc quoque per capita ac summatim<text:line-break/>ea nos dicere, brevissimo quo possumus sermone compre-</text:p>
      <text:p text:style-name="P2">hendentes, est necessarium. omnes sane, tam qui in an-<text:line-break/>terioribus, quam qui in lateralibus colli partibus sunt<text:line-break/>musculi, - ab his coniugationibus nervos suscipiunt, iis<text:line-break/>musculis exceptis, ad quos a coniugationibus ex cerebro<text:line-break/>prodeuntibus aliquid distribui praediximus. His igitur<text:line-break/>-praecognitis jam clarum erit,. quidquid lu unaquaque<text:line-break/>subsequenti coniugatione est proprium, cui tu animum<text:line-break/>adverte. A quarta con jugatione , quae inter tertiam et<text:line-break/>quartam vertebram enascitur, brevis admodum in simiis<text:line-break/>nervulos ad succedentem pervenit coniugationem , illi,<text:line-break/>qua primum excidit, permixtus. . lu caeteris autem<text:line-break/>animalibus haud frequenter sane hanc permixtionem fieri<text:line-break/>conspicimus. Post hanc vero deinceps quinta coniugatio<text:line-break/>.post quartam vertebram exoritur. Ac ejus sane una<text:line-break/>quaedam parva portiuncula declivis fertur; quae si parvas<text:line-break/>quasdam a succedentibus coniugationibus portiones as-<text:line-break/>.sumpserit, septi transverti nervus evadet. Ex quarta ve-<text:line-break/>ro coniugatione portionem quandam araneosam ad septum<text:line-break/>transversum natura transmisit; ex quinta vero notabilem;</text:p>
      <text:p text:style-name="P2">deinde aliam ex sexta ; sed hujus minorem, prioris vero<text:line-break/>majorem. Altera vero hac major particula ad summum<text:line-break/>scapulae ascendit ; - reliquum autem totum . in communi<text:line-break/>scissionis ratione dierum est. Ex succedentibus porro<text:line-break/>coniugationibus sexta quidem post quintam vertebra<text:span text:style-name="Default_20_Paragraph_20_Font"><text:span text:style-name="T2">t</text:span></text:span>o,<text:line-break/>septima. post sextam, octava post feptimam ex comum-<text:span text:style-name="Default_20_Paragraph_20_Font"><text:span text:style-name="T2"><text:line-break/></text:span></text:span>nibus, ut dictum est, foraminibus excidit, quae postea<text:line-break/>sibi mutuo permixtae ad scapulae sima et ad brachium<text:line-break/>peri axillam tendunt.</text:p>
      <text:h text:style-name="Heading_20_2" text:outline-level="2">Cap. XVI. </text:h>
      <text:p text:style-name="P7">Alia vero deinceps coniugatio ex thora-<text:line-break/>cis jam vertebris inter primam nimirum ac fecundam<text:line-break/>exoriens plurimam supradictis coniugationibus sui ipsius<text:line-break/>partem permiscet. Portioque sane non exigua ipsius in<text:line-break/>primum intereostale disci<text:span text:style-name="Default_20_Paragraph_20_Font"><text:span text:style-name="T2">n</text:span></text:span>ditur ac ad spinales musculos<text:line-break/>retro pervenit; reliqua vero tota, super primam costam<text:line-break/>extensa, nervo, qui post septimam colli vertebrato est,<text:line-break/>copulatur. Deincepsque hoc modo cum ambae hae, tum<text:line-break/>caeterae praedictae partes per axillam^ in scapularum</text:p>
      <text:p text:style-name="P2">sima et brachium feruntur, luter sisse quodammodo per-<text:line-break/>mixtae ac complicatae. Ac magna eorum pars in lina-<text:line-break/>clui et cubiti musculos distribuitur. Quod vero adhuc<text:line-break/>reliquum est, lu summam manum disseminatur. E dire-<text:line-break/>clo autem quodammodo potissimum sunt ultimae quidem<text:line-break/>praedictarum propagini, quicunque ad summam manum<text:line-break/>pertingunt nervi; ei vero, quae stupra hunc est, nervi,<text:line-break/>qui in cubito sunt; quicunque autem in brachio sunt, et<text:line-break/>quicunque his adhuc sunt sublimiores ad scapulamque<text:line-break/>perveniunt nervi, superioribus coniugationibus sunt e dis<text:line-break/>recto. Qualenam vero itur per lotam manum faciant, ac<text:line-break/>quomodo in singulos musculos distribuantur, lu anat<text:span text:style-name="Default_20_Paragraph_20_Font"><text:span text:style-name="T2">o</text:span></text:span>mi-<text:line-break/>cis administrationibus jam dictum est. . Eodem etiam m<text:span text:style-name="Default_20_Paragraph_20_Font"><text:span text:style-name="T2">o-<text:line-break/></text:span></text:span>do ex omnibus thoracis vertebris nervi exoriuntur, fimi-<text:line-break/>Icm omnes distributionem <text:span text:style-name="Default_20_Paragraph_20_Font"><text:span text:style-name="T2">s</text:span></text:span>ortiti, eo excepto, qui in fe-<text:line-break/>eundo est intercostali. Inde enim manifeste nervus exci-<text:line-break/>dit, ad brachii cutem accedens. Caeterae vero omnes<text:line-break/>coniugationes statim quidem lu exortu portionem quan-</text:p>
      <text:p text:style-name="P2">dam spinalibus musculis tribuunt aliisque, qui in dorso<text:line-break/>fuot, veluti tum iis, qui scapulas move<text:span text:style-name="Default_20_Paragraph_20_Font"><text:span text:style-name="T2">n</text:span></text:span>t, tum etiam<text:line-break/>iis, qui ad humeri dearticulationem ascendunt. Parte<text:line-break/>vero sui ipsarum reliqua universa ac maxima per inter-<text:line-break/>costalia ad os usque pectoris progredientes, tum eos, qui<text:line-break/>iutercostalibus sunt, musculos per texunt; tum eos etiam,<text:line-break/>qui extrinsecus thoraci impositi sunt, suas ipsarum parti-<text:line-break/>culas per medium eorum emittentes; de quarum singulis<text:line-break/>particulatim in anatomicis admlurstrationibus lictum esu<text:line-break/>Porro, quae a dorsali medulla ad costas nothas accedunt<text:line-break/>nervorum coniugationes , propterea quod costae nothae<text:line-break/>ad sternun<text:span text:style-name="Default_20_Paragraph_20_Font"><text:span text:style-name="T2">t</text:span></text:span> non perveniunt, parum quiddam sane sin-<text:line-break/>gulae intercostali sibi respondenti distribuunt, reliqua<text:line-break/>vero tuta sui parte ad bypochondrium excidunt, tum<text:line-break/>in eos distributae musculos, qui primi lustrati sunt, ex-<text:line-break/>trinseci nimirum et obliqui superneque ex thorace-<text:line-break/>delati, tum in eos etiam, qui recta descendunt car-<text:line-break/>nofique sunt.</text:p>
      <text:h text:style-name="P5" text:outline-level="2">Cap. XVII. </text:h>
      <text:p text:style-name="P7">Post has vero sunt, quae lu lumborum<text:line-break/>regione habentur nervorum propagines, non ex communi<text:line-break/>foramine , quemadmodum quae in collo sunt. Nam fu-<text:line-break/>perior dumtaxat vertebra hic perforata commodum ner-<text:line-break/>vo praebet exitum communi illo soramine, quod in collo<text:line-break/>ex ambabus vertebris fiebat, paulatim. tra<text:span text:style-name="Default_20_Paragraph_20_Font"><text:span text:style-name="T2">n</text:span></text:span>sposito ad su-<text:line-break/>periurem; ita ut primo quidem illius exculpatur multum<text:line-break/>in ipsa , postea vero totum , deinde etiam conscendat ab<text:line-break/>extremo vertebrae ac propago ipsa .fiat supra finem.<text:line-break/>Commune autem omnibus his nervis est, quod ad spma-<text:line-break/>les musculos et abdomen et pluas vadunt. Ex primis<text:line-break/>autem post diaphragma vertebris iis etiam, qui superne<text:line-break/>descendunt a cerebro, nervis nervus quidam parvus per-<text:line-break/>miscetur ab .unaquaque ; in ultimis autem lumborum ver-<text:line-break/>febris duae propagines maxime gignuntur nervorum ad<text:line-break/>crura tendentium; ipsis autem aliae parvae permiscentur,<text:line-break/>quarum una superposita est,. altera vero infra primum</text:p>
      <text:p text:style-name="P2">foramen in osse sacro vocato positum exoritur. Hae<text:line-break/>igitur statim recedente.. primis musculis dearticulationem<text:line-break/>coxendicis moventibus inseruntur; reliqua vero tota pars<text:line-break/>ad crura tenuit ad finem usque ipsorum discissa in<text:line-break/>unumquemque musculum- eadem proportione, qua in -<text:line-break/>manuum musculis fiebat ( quemadmodum in anatomicis ad-<text:line-break/>ministrationibus explicatum jam est. Nunc enim veluti<text:line-break/>quandam subfigurationem et- compendium eorum , quae<text:line-break/>accurate in istis libris scripta fuere, utilem tironibus fu-<text:line-break/>turam fecimus. Sic sane etiam, quicunque per reliqua<text:line-break/>ossis lati foramina propagationem habent nervi, mulculis-<text:line-break/>que, qui mihi sunt, disseminantur, in illo tractatu exqui-<text:line-break/>file narravimus. Nunc hoc tantum dixisse fatis sit, fedis,<text:line-break/>pudendi et vesicae musculis, ipfique etiam pudendo, ac<text:line-break/>praeterea musculis, qui ab osse lato et ab luterna ossis<text:line-break/>pubis parte exoriuntur, omnibusque etiam corporibus ex-<text:line-break/>trinsccus juxta hoc ip<text:span text:style-name="Default_20_Paragraph_20_Font"><text:span text:style-name="T2">t</text:span></text:span>um os latum ac sacrum appellatum</text:p>
      <text:p text:style-name="P2">incumbentibus ex internis extemisque ejusdem ossis<text:line-break/>facti foraminibus nervorum propagines a dorfali medulla<text:line-break/>gigni, ut os coccyga vocatum termina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19:00Z</meta:creation-date>
    <dc:date>2023-01-05T12:21:57.509000000</dc:date>
    <meta:editing-cycles>3</meta:editing-cycles>
    <meta:editing-duration>PT2M3S</meta:editing-duration>
    <meta:document-statistic meta:table-count="0" meta:image-count="0" meta:object-count="0" meta:page-count="26" meta:paragraph-count="57" meta:word-count="3606" meta:character-count="24219" meta:non-whitespace-character-count="20654"/>
    <meta:template xlink:type="simple" xlink:actuate="onRequest" xlink:title="" xlink:href="Normal.dotm"/>
  </office:meta>
</office:document-meta>
</file>